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18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575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Data Size Vs Speed Up(Different Architecture)</text:p>
          </table:table-cell>
          <table:covered-table-cell/>
          <table:covered-table-cell table:style-name="ce3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ata Size(Number of Pixels)</text:p>
          </table:table-cell>
          <table:table-cell table:style-name="ce4" office:value-type="string" calcext:value-type="string" table:number-columns-spanned="2" table:number-rows-spanned="1">
            <text:p>Speed Up</text:p>
          </table:table-cell>
          <table:covered-table-cell table:style-name="ce2"/>
          <table:table-cell table:number-columns-repeated="2"/>
        </table:table-row>
        <table:table-row table:style-name="ro1">
          <table:covered-table-cell table:style-name="ce2"/>
          <table:table-cell table:style-name="ce2" office:value-type="string" calcext:value-type="string">
            <text:p>Architecture 1(8 Cores)</text:p>
          </table:table-cell>
          <table:table-cell table:number-columns-repeated="2" table:style-name="ce2" office:value-type="string" calcext:value-type="string">
            <text:p>Architecture 2(4 Cores)</text:p>
          </table:table-cell>
          <table:table-cell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1.00302114803625" calcext:value-type="float">
            <text:p>1.00302114803625</text:p>
          </table:table-cell>
          <table:table-cell office:value-type="float" office:value="1.01529051987768" calcext:value-type="float">
            <text:p>1.01529051987768</text:p>
          </table:table-cell>
          <table:table-cell office:value-type="float" office:value="1.05392156862745" calcext:value-type="float">
            <text:p>1.05392156862745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993640699523052" calcext:value-type="float">
            <text:p>0.993640699523052</text:p>
          </table:table-cell>
          <table:table-cell office:value-type="float" office:value="2.97695852534562" calcext:value-type="float">
            <text:p>2.97695852534562</text:p>
          </table:table-cell>
          <table:table-cell office:value-type="float" office:value="1.49822784810127" calcext:value-type="float">
            <text:p>1.49822784810127</text:p>
          </table:table-cell>
          <table:table-cell/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float" office:value="3.0702380952381" calcext:value-type="float">
            <text:p>3.0702380952381</text:p>
          </table:table-cell>
          <table:table-cell office:value-type="float" office:value="0.968253968253968" calcext:value-type="float">
            <text:p>0.968253968253968</text:p>
          </table:table-cell>
          <table:table-cell office:value-type="float" office:value="0.970937912813738" calcext:value-type="float">
            <text:p>0.970937912813738</text:p>
          </table:table-cell>
          <table:table-cell/>
        </table:table-row>
        <table:table-row table:style-name="ro1">
          <table:table-cell office:value-type="float" office:value="563200" calcext:value-type="float">
            <text:p>563200</text:p>
          </table:table-cell>
          <table:table-cell office:value-type="float" office:value="3.18444846292948" calcext:value-type="float">
            <text:p>3.18444846292948</text:p>
          </table:table-cell>
          <table:table-cell office:value-type="float" office:value="2.39304812834225" calcext:value-type="float">
            <text:p>2.39304812834225</text:p>
          </table:table-cell>
          <table:table-cell office:value-type="float" office:value="1.42721851981761" calcext:value-type="float">
            <text:p>1.42721851981761</text:p>
          </table:table-cell>
          <table:table-cell/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2.54650496562261" calcext:value-type="float">
            <text:p>2.54650496562261</text:p>
          </table:table-cell>
          <table:table-cell office:value-type="float" office:value="2.7687764512665" calcext:value-type="float">
            <text:p>2.7687764512665</text:p>
          </table:table-cell>
          <table:table-cell office:value-type="float" office:value="1.5377974840866" calcext:value-type="float">
            <text:p>1.5377974840866</text:p>
          </table:table-cell>
          <table:table-cell/>
        </table:table-row>
        <table:table-row table:style-name="ro1">
          <table:table-cell office:value-type="float" office:value="12404937" calcext:value-type="float">
            <text:p>12404937</text:p>
          </table:table-cell>
          <table:table-cell office:value-type="float" office:value="2.96209336337405" calcext:value-type="float">
            <text:p>2.96209336337405</text:p>
          </table:table-cell>
          <table:table-cell office:value-type="float" office:value="3.74491954022989" calcext:value-type="float">
            <text:p>3.74491954022989</text:p>
          </table:table-cell>
          <table:table-cell office:value-type="float" office:value="1.62014117192032" calcext:value-type="float">
            <text:p>1.62014117192032</text:p>
          </table:table-cell>
          <table:table-cell/>
        </table:table-row>
        <table:table-row table:style-name="ro1">
          <table:table-cell office:value-type="float" office:value="42177408" calcext:value-type="float">
            <text:p>42177408</text:p>
          </table:table-cell>
          <table:table-cell office:value-type="float" office:value="3.35048747935847" calcext:value-type="float">
            <text:p>3.35048747935847</text:p>
          </table:table-cell>
          <table:table-cell office:value-type="float" office:value="2.51509456595626" calcext:value-type="float">
            <text:p>2.51509456595626</text:p>
          </table:table-cell>
          <table:table-cell office:value-type="float" office:value="1.68897267615699" calcext:value-type="float">
            <text:p>1.68897267615699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5" table:number-rows-spanned="1">
            <text:p>Filter Size Vs Speed Up(Different Architecture)</text:p>
          </table:table-cell>
          <table:covered-table-cell/>
          <table:covered-table-cell table:style-name="ce3"/>
          <table:covered-table-cell/>
          <table:covered-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Filter Size </text:p>
          </table:table-cell>
          <table:table-cell table:style-name="ce4" office:value-type="string" calcext:value-type="string" table:number-columns-spanned="2" table:number-rows-spanned="1">
            <text:p>Speed Up</text:p>
          </table:table-cell>
          <table:covered-table-cell table:style-name="ce2"/>
          <table:table-cell/>
          <table:table-cell table:style-name="Default"/>
        </table:table-row>
        <table:table-row table:style-name="ro1">
          <table:covered-table-cell table:style-name="ce2"/>
          <table:table-cell table:style-name="ce2" office:value-type="string" calcext:value-type="string">
            <text:p>Architecture 1(8 Cores)</text:p>
          </table:table-cell>
          <table:table-cell table:number-columns-repeated="2" table:style-name="ce2" office:value-type="string" calcext:value-type="string">
            <text:p>Architecture 2(4 Cores)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180" calcext:value-type="float">
            <text:p>33180</text:p>
          </table:table-cell>
          <table:table-cell office:value-type="float" office:value="332" calcext:value-type="float">
            <text:p>33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3180" calcext:value-type="float">
            <text:p>33180</text:p>
          </table:table-cell>
          <table:table-cell office:value-type="float" office:value="327" calcext:value-type="float">
            <text:p>3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84" calcext:value-type="float">
            <text:p>25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7200" calcext:value-type="float">
            <text:p>307200</text:p>
          </table:table-cell>
          <table:table-cell office:value-type="float" office:value="868" calcext:value-type="float">
            <text:p>868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536" calcext:value-type="float">
            <text:p>65536</text:p>
          </table:table-cell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5536" calcext:value-type="float">
            <text:p>65536</text:p>
          </table:table-cell>
          <table:table-cell office:value-type="float" office:value="630" calcext:value-type="float">
            <text:p>63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3200" calcext:value-type="float">
            <text:p>563200</text:p>
          </table:table-cell>
          <table:table-cell office:value-type="float" office:value="3580" calcext:value-type="float">
            <text:p>358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3200" calcext:value-type="float">
            <text:p>563200</text:p>
          </table:table-cell>
          <table:table-cell office:value-type="float" office:value="1496" calcext:value-type="float">
            <text:p>14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87665" calcext:value-type="float">
            <text:p>876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04937" calcext:value-type="float">
            <text:p>12404937</text:p>
          </table:table-cell>
          <table:table-cell office:value-type="float" office:value="31662" calcext:value-type="float">
            <text:p>3166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40726" calcext:value-type="float">
            <text:p>407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40000" calcext:value-type="float">
            <text:p>3840000</text:p>
          </table:table-cell>
          <table:table-cell office:value-type="float" office:value="10875" calcext:value-type="float">
            <text:p>10875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377400" calcext:value-type="float">
            <text:p>377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177408" calcext:value-type="float">
            <text:p>42177408</text:p>
          </table:table-cell>
          <table:table-cell office:value-type="float" office:value="150054" calcext:value-type="float">
            <text:p>15005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3" table:number-rows-spanned="1">
            <text:p>Filter Size Vs Speed Up(Different Architecture)</text:p>
          </table:table-cell>
          <table:covered-table-cell table:number-columns-repeated="2" table:style-name="ce2"/>
          <table:table-cell table:style-name="ce2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Data Size</text:p>
          </table:table-cell>
          <table:table-cell table:style-name="ce6" office:value-type="string" calcext:value-type="string" table:number-columns-spanned="1" table:number-rows-spanned="2">
            <text:p>Serial</text:p>
          </table:table-cell>
          <table:table-cell table:style-name="ce1" office:value-type="string" calcext:value-type="string" table:number-columns-spanned="1" table:number-rows-spanned="2">
            <text:p>Parallel</text:p>
          </table:table-cell>
          <table:table-cell table:style-name="ce1" office:value-type="string" calcext:value-type="string" table:number-columns-spanned="1" table:number-rows-spanned="2">
            <text:p>Speed Up</text:p>
          </table:table-cell>
          <table:table-cell table:number-columns-repeated="6"/>
        </table:table-row>
        <table:table-row table:style-name="ro1">
          <table:covered-table-cell table:number-columns-repeated="4" table:style-name="ce2"/>
          <table:table-cell table:number-columns-repeated="6"/>
        </table:table-row>
        <table:table-row table:style-name="ro1">
          <table:table-cell table:style-name="ce5" office:value-type="float" office:value="33180" calcext:value-type="float">
            <text:p>33180</text:p>
          </table:table-cell>
          <table:table-cell table:style-name="ce5" table:formula="of:=[.C1]" office:value-type="float" office:value="332" calcext:value-type="float">
            <text:p>332</text:p>
          </table:table-cell>
          <table:table-cell table:style-name="ce5" table:formula="of:=[.H1]" office:value-type="float" office:value="327" calcext:value-type="float">
            <text:p>327</text:p>
          </table:table-cell>
          <table:table-cell table:style-name="ce2" table:formula="of:=[.B13]/[.C13]" office:value-type="float" office:value="1.01529051987768" calcext:value-type="float">
            <text:p>1.01529051987768</text:p>
          </table:table-cell>
          <table:table-cell table:number-columns-repeated="6"/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5" table:formula="of:=[.C2]" office:value-type="float" office:value="2584" calcext:value-type="float">
            <text:p>2584</text:p>
          </table:table-cell>
          <table:table-cell table:style-name="ce5" table:formula="of:=[.H2]" office:value-type="float" office:value="868" calcext:value-type="float">
            <text:p>868</text:p>
          </table:table-cell>
          <table:table-cell table:style-name="ce2" table:formula="of:=[.B14]/[.C14]" office:value-type="float" office:value="2.97695852534562" calcext:value-type="float">
            <text:p>2.97695852534562</text:p>
          </table:table-cell>
          <table:table-cell table:number-columns-repeated="6"/>
        </table:table-row>
        <table:table-row table:style-name="ro1">
          <table:table-cell table:style-name="ce5" office:value-type="float" office:value="307200" calcext:value-type="float">
            <text:p>307200</text:p>
          </table:table-cell>
          <table:table-cell table:style-name="ce5" table:formula="of:=[.C3]" office:value-type="float" office:value="610" calcext:value-type="float">
            <text:p>610</text:p>
          </table:table-cell>
          <table:table-cell table:style-name="ce5" table:formula="of:=[.H3]" office:value-type="float" office:value="630" calcext:value-type="float">
            <text:p>630</text:p>
          </table:table-cell>
          <table:table-cell table:style-name="ce2" table:formula="of:=[.B15]/[.C15]" office:value-type="float" office:value="0.968253968253968" calcext:value-type="float">
            <text:p>0.968253968253968</text:p>
          </table:table-cell>
          <table:table-cell table:number-columns-repeated="6"/>
        </table:table-row>
        <table:table-row table:style-name="ro1">
          <table:table-cell table:style-name="ce5" office:value-type="float" office:value="563200" calcext:value-type="float">
            <text:p>563200</text:p>
          </table:table-cell>
          <table:table-cell table:style-name="ce5" table:formula="of:=[.C4]" office:value-type="float" office:value="3580" calcext:value-type="float">
            <text:p>3580</text:p>
          </table:table-cell>
          <table:table-cell table:style-name="ce5" table:formula="of:=[.H4]" office:value-type="float" office:value="1496" calcext:value-type="float">
            <text:p>1496</text:p>
          </table:table-cell>
          <table:table-cell table:style-name="ce2" table:formula="of:=[.B16]/[.C16]" office:value-type="float" office:value="2.39304812834225" calcext:value-type="float">
            <text:p>2.39304812834225</text:p>
          </table:table-cell>
          <table:table-cell table:number-columns-repeated="6"/>
        </table:table-row>
        <table:table-row table:style-name="ro1">
          <table:table-cell table:style-name="ce5" office:value-type="float" office:value="3840000" calcext:value-type="float">
            <text:p>3840000</text:p>
          </table:table-cell>
          <table:table-cell table:style-name="ce5" table:formula="of:=[.C5]" office:value-type="float" office:value="87665" calcext:value-type="float">
            <text:p>87665</text:p>
          </table:table-cell>
          <table:table-cell table:style-name="ce5" table:formula="of:=[.H5]" office:value-type="float" office:value="31662" calcext:value-type="float">
            <text:p>31662</text:p>
          </table:table-cell>
          <table:table-cell table:style-name="ce2" table:formula="of:=[.B17]/[.C17]" office:value-type="float" office:value="2.7687764512665" calcext:value-type="float">
            <text:p>2.7687764512665</text:p>
          </table:table-cell>
          <table:table-cell table:number-columns-repeated="6"/>
        </table:table-row>
        <table:table-row table:style-name="ro1">
          <table:table-cell table:style-name="ce5" office:value-type="float" office:value="12404937" calcext:value-type="float">
            <text:p>12404937</text:p>
          </table:table-cell>
          <table:table-cell table:style-name="ce5" table:formula="of:=[.C6]" office:value-type="float" office:value="40726" calcext:value-type="float">
            <text:p>40726</text:p>
          </table:table-cell>
          <table:table-cell table:style-name="ce5" table:formula="of:=[.H6]" office:value-type="float" office:value="10875" calcext:value-type="float">
            <text:p>10875</text:p>
          </table:table-cell>
          <table:table-cell table:style-name="ce2" table:formula="of:=[.B18]/[.C18]" office:value-type="float" office:value="3.74491954022989" calcext:value-type="float">
            <text:p>3.74491954022989</text:p>
          </table:table-cell>
          <table:table-cell table:number-columns-repeated="6"/>
        </table:table-row>
        <table:table-row table:style-name="ro1">
          <table:table-cell table:style-name="ce5" office:value-type="float" office:value="42177408" calcext:value-type="float">
            <text:p>42177408</text:p>
          </table:table-cell>
          <table:table-cell table:style-name="ce5" table:formula="of:=[.C7]" office:value-type="float" office:value="377400" calcext:value-type="float">
            <text:p>377400</text:p>
          </table:table-cell>
          <table:table-cell table:style-name="ce5" table:formula="of:=[.H7]" office:value-type="float" office:value="150054" calcext:value-type="float">
            <text:p>150054</text:p>
          </table:table-cell>
          <table:table-cell table:style-name="ce2" table:formula="of:=[.B19]/[.C19]" office:value-type="float" office:value="2.51509456595626" calcext:value-type="float">
            <text:p>2.515094565956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5:31:28.363418409</meta:creation-date>
    <dc:date>2022-08-16T16:38:47.273458995</dc:date>
    <meta:editing-duration>PT24M14S</meta:editing-duration>
    <meta:editing-cycles>1</meta:editing-cycles>
    <meta:document-statistic meta:table-count="2" meta:cell-count="143" meta:object-count="0"/>
    <meta:generator>LibreOffice/7.3.5.2$Linux_X86_64 LibreOffice_project/30$Build-2</meta:generator>
  </office:meta>
</office:document-meta>
</file>